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2232013901628011711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The ½ mile runs averaged 4:4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9T09:15:47.20</dc:date>
    <dc:creator>James Lombardi</dc:creator>
    <meta:editing-duration>PT2H25M14S</meta:editing-duration>
    <meta:editing-cycles>27</meta:editing-cycles>
    <meta:document-statistic meta:table-count="0" meta:image-count="0" meta:object-count="0" meta:page-count="15" meta:paragraph-count="505" meta:word-count="5284" meta:character-count="26114"/>
  </office:meta>
</office:document-meta>
</file>